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WAITING.onCanc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ICK.initVariable( String mexId , OPickReceive . OnMessage onMessage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8">
            <text:p text:style-name="Table_20_Contents">8</text:p>
          </table:table-cell>
          <table:table-cell office:value-type="float" office:value="65">
            <text:p text:style-name="Table_20_Contents">65</text:p>
          </table:table-cell>
        </table:table-row>
        <table:table-row>
          <table:table-cell office:value-type="string">
            <text:p text:style-name="Table_20_Contents">PICK.offsetFromNow( Duration dur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WAITING.onTimeou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WAITING.WAITING( ScopeFrame scopeFrame , PickResponseChannel pickResponseChann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ING.termin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WAITING.onRequestRcvd( int selectorIdx , String mexId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WAITING.run( )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">
            <text:p text:style-name="Table_20_Contents">1</text:p>
          </table:table-cell>
          <table:table-cell office:value-type="float" office:value="68">
            <text:p text:style-name="Table_20_Contents">68</text:p>
          </table:table-cell>
        </table:table-row>
        <table:table-row>
          <table:table-cell office:value-type="string">
            <text:p text:style-name="Table_20_Contents">PICK.run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15">
            <text:p text:style-name="Table_20_Contents">15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ICK.PICK( ActivityInfo self , ScopeFrame scopeFrame , LinkFrame linkFr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